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06720" officeooo:paragraph-rsid="00206720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4th</text:span> of <text:span text:style-name="T4">November</text:span><text:span text:style-name="T3"> </text:span>202<text:span text:style-name="T3">5</text:span> under the <text:span text:style-name="T4">51st</text:span> PA Meeting.</text:p>
      <text:p text:style-name="P1"/>
      <text:p text:style-name="P1">The Assembly, recognising the current situation,</text:p>
      <text:p text:style-name="P1"/>
      <text:p text:style-name="P4">Constitutes the need to implement the following modifications of the universal dyeing and back to wool crafting tweaks:</text:p>
      <text:p text:style-name="P4">-To be the same as other dyeing (8 blocks + 1 dye -&gt; 8 blocks dyed) instead of 1 wool + 1 dye -&gt; 1 dyed wool (also remove the recipe of 1 wool + 1 dye -&gt; 1 dyed wool);</text:p>
      <text:p text:style-name="P4">-Adds back to wool, to make carpets (2 wool's -&gt; 3 carpets) and the reverse recipe (3 carpets -&gt; 2 wool's) [the recipe doesn't have shape].</text:p>
      <text:p text:style-name="P4"/>
      <text:p text:style-name="P4">Datapack is attachment RedPanda_Wool.zip.</text:p>
      <text:p text:style-name="P1"/>
      <text:p text:style-name="P1">And proceeds.</text:p>
      <text:p text:style-name="P1"/>
      <text:p text:style-name="P1">Signed by,</text:p>
      <text:p text:style-name="P4">RedPanda_4</text:p>
      <text:p text:style-name="P4">Comradedoggo_23</text:p>
      <text:p text:style-name="P4">Eldegron</text:p>
      <text:p text:style-name="P4">Emeralda_axe7</text:p>
      <text:p text:style-name="P1"/>
      <text:p text:style-name="P1"/>
      <text:p text:style-name="P1"/>
      <text:p text:style-name="Standard"><text:span text:style-name="T1">[</text:span><text:span text:style-name="T2">Motion 51-3: To implement a modified universal dyeing wool and back to wool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4T17:33:30.783573881</dc:date>
    <meta:editing-duration>PT4M17S</meta:editing-duration>
    <meta:editing-cycles>10</meta:editing-cycles>
    <meta:generator>LibreOffice/24.2.7.2$Linux_X86_64 LibreOffice_project/420$Build-2</meta:generator>
    <meta:document-statistic meta:table-count="0" meta:image-count="0" meta:object-count="0" meta:page-count="1" meta:paragraph-count="13" meta:word-count="131" meta:character-count="747" meta:non-whitespace-character-count="629"/>
  </office:meta>
</office:document-meta>
</file>